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fo:line-height="150%"/>
      <style:text-properties style:font-name="Times New Roman" fo:font-size="26.0pt"/>
    </style:style>
    <style:style style:name="P2" style:family="paragraph" style:parent-style-name="Standard">
      <style:paragraph-properties fo:text-align="center" fo:line-height="150%"/>
      <style:text-properties style:font-name="Times New Roman" fo:font-size="16.0pt"/>
    </style:style>
    <style:style style:name="P3" style:family="paragraph" style:parent-style-name="Standard">
      <style:paragraph-properties fo:text-align="center" fo:line-height="150%"/>
      <style:text-properties style:font-name="Times New Roman" fo:font-size="14.0pt"/>
    </style:style>
    <style:style style:name="P4" style:family="paragraph" style:parent-style-name="Standard">
      <style:paragraph-properties fo:text-align="justify" fo:line-height="150%"/>
      <style:text-properties style:font-name="Times New Roman" fo:font-size="14.0pt"/>
    </style:style>
    <style:style style:name="P5" style:family="paragraph" style:parent-style-name="Standard">
      <style:paragraph-properties fo:text-align="justify" fo:line-height="150%"/>
      <style:text-properties style:font-name="Times New Roman" fo:font-size="12.0pt"/>
    </style:style>
    <style:style style:name="P6" style:family="paragraph" style:parent-style-name="Standard">
      <style:paragraph-properties fo:text-align="end" fo:line-height="150%"/>
      <style:text-properties style:font-name="Times New Roman" fo:font-size="16.0pt"/>
    </style:style>
    <style:style style:name="P7" style:family="paragraph" style:parent-style-name="Standard">
      <style:paragraph-properties fo:margin-top="0.1667in" fo:margin-bottom="0.0833in" fo:text-align="justify" fo:line-height="150%"/>
      <style:text-properties style:font-name="Arial" fo:font-size="16.0pt"/>
    </style:style>
    <style:style style:name="P8" style:family="paragraph" style:parent-style-name="Standard">
      <style:paragraph-properties fo:text-align="justify" fo:line-height="150%">
        <style:tab-stops>
          <style:tab-stop style:position="6.6931in" style:type="right"/>
        </style:tab-stops>
      </style:paragraph-properties>
      <style:text-properties style:font-name="Times New Roman" fo:font-size="12.0pt"/>
    </style:style>
    <style:style style:name="P9" style:family="paragraph" style:parent-style-name="Standard">
      <style:paragraph-properties fo:margin-top="0.1576in" fo:margin-bottom="0.2361in" fo:line-height="150%"/>
      <style:text-properties style:font-name="Arial" fo:font-size="12.0pt" fo:color="#ff3333"/>
    </style:style>
    <style:style style:name="P10" style:family="paragraph" style:parent-style-name="Standard">
      <style:paragraph-properties fo:margin-bottom="0.0833in" fo:text-align="justify" fo:line-height="150%"/>
      <style:text-properties style:font-name="Times New Roman" fo:font-size="12.0pt"/>
    </style:style>
    <style:style style:name="P11" style:family="paragraph" style:parent-style-name="Standard">
      <style:paragraph-properties fo:margin-left="0.5000in" fo:text-align="justify" fo:text-indent="-0.5000in" fo:line-height="150%">
        <style:tab-stops>
          <style:tab-stop style:position="0.1528in"/>
          <style:tab-stop style:position="0.5000in"/>
        </style:tab-stops>
      </style:paragraph-properties>
      <style:text-properties style:font-name="Times New Roman" fo:font-size="12.0pt"/>
    </style:style>
    <style:style style:name="P12" style:family="paragraph" style:parent-style-name="Standard">
      <style:paragraph-properties fo:margin-left="1.0000in" fo:text-align="justify" fo:text-indent="-1.0000in" fo:line-height="150%">
        <style:tab-stops>
          <style:tab-stop style:position="0.6528in"/>
          <style:tab-stop style:position="1.0000in"/>
        </style:tab-stops>
      </style:paragraph-properties>
      <style:text-properties style:font-name="Times New Roman" fo:font-size="12.0pt"/>
    </style:style>
    <style:style style:name="P13" style:family="paragraph" style:parent-style-name="Standard">
      <style:paragraph-properties fo:margin-left="0.5000in" fo:text-align="justify" fo:text-indent="-0.5000in" fo:line-height="150%">
        <style:tab-stops>
          <style:tab-stop style:position="0.1528in"/>
          <style:tab-stop style:position="0.5000in"/>
        </style:tab-stops>
      </style:paragraph-properties>
      <style:text-properties style:font-name="Times" fo:font-size="10.0pt"/>
    </style:style>
    <style:style style:name="P14" style:family="paragraph" style:parent-style-name="Standard">
      <style:paragraph-properties fo:margin-left="1.0000in" fo:text-align="justify" fo:text-indent="-1.0000in" fo:line-height="150%">
        <style:tab-stops>
          <style:tab-stop style:position="0.6528in"/>
          <style:tab-stop style:position="1.0000in"/>
        </style:tab-stops>
      </style:paragraph-properties>
      <style:text-properties style:font-name="Times" fo:font-size="10.0pt"/>
    </style:style>
    <style:style style:name="P15" style:family="paragraph" style:parent-style-name="Standard">
      <style:paragraph-properties fo:text-align="justify" fo:line-height="150%">
        <style:tab-stops>
          <style:tab-stop style:position="0.3937in"/>
        </style:tab-stops>
      </style:paragraph-properties>
      <style:text-properties style:font-name="Times New Roman" fo:font-size="12.0pt"/>
    </style:style>
    <style:style style:name="P16" style:family="paragraph" style:parent-style-name="Standard">
      <style:paragraph-properties fo:text-align="justify" fo:line-height="150%">
        <style:tab-stops>
          <style:tab-stop style:position="0.3937in"/>
        </style:tab-stops>
      </style:paragraph-properties>
      <style:text-properties style:font-name="Arial" fo:font-size="12.0pt" fo:color="#ff3333"/>
    </style:style>
    <style:style style:name="P17" style:family="paragraph" style:parent-style-name="Standard">
      <style:paragraph-properties fo:text-align="justify" fo:line-height="150%"/>
      <style:text-properties style:font-name="Arial" fo:font-size="12.0pt" fo:color="#ff3333"/>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fo:font-weight="bold" fo:font-weight-asian="bold" fo:font-weight-complex="bold" style:text-underline-style="solid" style:text-underline-width="bold"/>
    </style:style>
    <style:style style:name="T4" style:family="text">
      <style:text-properties style:font-name="Times New Roman" fo:font-size="12.0pt" fo:font-size-asian="12.0pt" fo:font-size-complex="12.0pt"/>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0in" text:min-label-width="0.25in"/>
      </text:list-level-style-number>
    </text:list-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Descriptif </text:span></text:p>
      <text:p text:style-name="P1"><text:span text:style-name="T1">MOOC Pharo lvl 1</text:span></text:p>
      <text:p text:style-name="P2"><text:span text:style-name="T1"/></text:p>
      <text:p text:style-name="P2"><text:span text:style-name="T1"/></text:p>
      <text:p text:style-name="P2"><text:span text:style-name="T1"/></text:p>
      <text:p text:style-name="P2"><text:span text:style-name="T1"/></text:p>
      <text:p text:style-name="P3"><text:span text:style-name="T1"/></text:p>
      <text:p text:style-name="P4">Membres impliqués :</text:p>
      <text:p text:style-name="P4"><text:tab/>Stéphane Ducasse : Inria – Université de Lille </text:p>
      <text:p text:style-name="P4"><text:tab/>Luc Fabresse : EMD</text:p>
      <text:p text:style-name="P4"><text:tab/>Damien Cassou : Université de Lille – Inria</text:p>
      <text:p text:style-name="P4">Stagiaire : Sébastien Besse : Master 2 Ingénierie de Formation Lille 1</text:p>
      <text:p text:style-name="P5"/>
      <text:p text:style-name="P5"/>
      <text:p text:style-name="P5"/>
      <text:p text:style-name="P5"/>
      <text:p text:style-name="P5"/>
      <text:p text:style-name="P5"/>
      <text:p text:style-name="P5"/>
      <text:p text:style-name="P6"><text:span text:style-name="T1">Janvier 2015</text:span></text:p>
      <text:p text:style-name="P2"><text:span text:style-name="T1">Responsable : Stéphane DUCASSE</text:span></text:p>
      <text:p text:style-name="P2"><text:a xlink:type="simple" xlink:href="http://stephane.ducasse.free.fr/"><text:span text:style-name="T1">http://stephane.ducasse.free.fr</text:span></text:a></text:p>
      <text:p text:style-name="P2"><text:span text:style-name="T1"/></text:p>
      <text:p text:style-name="P5">Membres impliqués :</text:p>
      <text:p text:style-name="P5"><text:tab/>Stéphane Ducasse : Inria – Université de Lille </text:p>
      <text:p text:style-name="P5"><text:tab/>Luc Fabresse : EMD</text:p>
      <text:p text:style-name="P5"><text:tab/>Damien Cassou : Université de Lille – Inria<text:tab/></text:p>
      <text:p text:style-name="P5"/>
      <text:p text:style-name="P7"><text:span text:style-name="T2">Table des matières</text:span></text:p>
      <text:p text:style-name="P8"><text:a xlink:type="simple" xlink:href="#__RefHeading__2659_1890004159">I) Inria Lille<text:tab/>3</text:a></text:p>
      <text:p text:style-name="P8"><text:a xlink:type="simple" xlink:href="#__RefHeading__2661_1890004159">II) Le public cible<text:tab/>3</text:a></text:p>
      <text:p text:style-name="P8"><text:a xlink:type="simple" xlink:href="#__RefHeading__2663_1890004159">III) Objectifs attendus<text:tab/>5</text:a></text:p>
      <text:p text:style-name="P8"><text:a xlink:type="simple" xlink:href="#__RefHeading__2665_1890004159">IV) Modalité de réalisation<text:tab/>5</text:a></text:p>
      <text:p text:style-name="P8"><text:a xlink:type="simple" xlink:href="#__RefHeading__2667_1890004159">V) Contexte légal de la formation<text:tab/>5</text:a></text:p>
      <text:p text:style-name="P8"><text:a xlink:type="simple" xlink:href="#__RefHeading__2669_1890004159">VI) Modalité particulière<text:tab/>5</text:a></text:p>
      <text:p text:style-name="P5"/>
      <text:p text:style-name="P9"><text:span text:style-name="T3">I) Inria Lille</text:span></text:p>
      <text:p text:style-name="P10">Inria, l'Institut National de Recherche en Informatique et Automate est constitué de plusieurs entités en France, chacune d'elle disposant de plusieurs équipes et nous représentons l'une d'elle. Nous sommes l'équipe RMOD basé à Lille : nous développons avec des partenaires internautionaux un langage open-source dynamique nommé Pharo (<text:a xlink:type="simple" xlink:href="http://www.pharo.org/">http://www.pharo.org</text:a>). Pharo est distribué sur la plupart des plateformes (Windows, Linux, Android, MacOS). Il est utilisé par plus de quinze Universités, une dizaine de groupes de recherche et une cinquantaine de sociétés (<text:a xlink:type="simple" xlink:href="http://consortium.pharo.org/">http://consortium.pharo.org</text:a>). Trois livres sont disponibles (Pharo by Example --- http://www.pharobyexample.org, Deep into Pharo http://www.deepintopharo.com, Dynamic Web Development – http://book.seaside.st) et trois autres sont en cours de rédaction. Pour renforcer la diffusion de l'enseignement de la programmation avec Pharo ainsi que la formation d'ingénieurs.</text:p>
      <text:p text:style-name="P5">Aujourd'hui, nous voulons aller plus loin et structurer la communauté enseignante avec la création d'un MOOC : « Pharo lvl one »</text:p>
      <text:p text:style-name="P9"><text:span text:style-name="T3">II) Le public cible</text:span></text:p>
      <text:p text:style-name="P5">Nous voulons rendre les bases de Pharo disponibles à tous dans un premier temps, pourtant nous avons pu identifier trois catégorie de public :</text:p>
      <text:list text:style-name="L1">
        <text:list-item>
          <text:p text:style-name="P11"><text:span text:style-name="T2"/><text:span text:style-name="T1">Les étudiants de par les universités situé à</text:span></text:p>
        </text:list-item>
      </text:list>
      <table:table table:name="Table1" table:style-name="Table1">
        <table:table-column table:style-name="TableColumn1"/>
        <table:table-column table:style-name="TableColumn1"/>
        <table:table-row>
          <table:table-cell table:style-name="TableCell1">
            <text:list text:style-name="L2">
              <text:list-item>
                <text:list>
                  <text:list-item>
                    <text:p text:style-name="P12"><text:s/>Uni. of Buenos Aires</text:p>
                  </text:list-item>
                </text:list>
              </text:list-item>
            </text:list>
          </table:table-cell>
          <table:table-cell table:style-name="TableCell1">
            <text:list text:style-name="L2">
              <text:list-item>
                <text:list>
                  <text:list-item>
                    <text:p text:style-name="P12">Uni. of Bern</text:p>
                  </text:list-item>
                </text:list>
              </text:list-item>
            </text:list>
          </table:table-cell>
        </table:table-row>
        <table:table-row>
          <table:table-cell table:style-name="TableCell1">
            <text:list text:style-name="L2">
              <text:list-item>
                <text:list>
                  <text:list-item>
                    <text:p text:style-name="P12">Uni. of Brussels</text:p>
                  </text:list-item>
                </text:list>
              </text:list-item>
            </text:list>
          </table:table-cell>
          <table:table-cell table:style-name="TableCell1">
            <text:list text:style-name="L2">
              <text:list-item>
                <text:list>
                  <text:list-item>
                    <text:p text:style-name="P12">Ecole des Mines de Douai</text:p>
                  </text:list-item>
                </text:list>
              </text:list-item>
            </text:list>
          </table:table-cell>
        </table:table-row>
        <table:table-row>
          <table:table-cell table:style-name="TableCell1">
            <text:list text:style-name="L2">
              <text:list-item>
                <text:list>
                  <text:list-item>
                    <text:p text:style-name="P12">Uni. de Savoie</text:p>
                  </text:list-item>
                </text:list>
              </text:list-item>
            </text:list>
          </table:table-cell>
          <table:table-cell table:style-name="TableCell1">
            <text:list text:style-name="L2">
              <text:list-item>
                <text:list>
                  <text:list-item>
                    <text:p text:style-name="P12">Ivan Franko Nat. Uni. of Lviv</text:p>
                  </text:list-item>
                </text:list>
              </text:list-item>
            </text:list>
          </table:table-cell>
        </table:table-row>
        <table:table-row>
          <table:table-cell table:style-name="TableCell1">
            <text:list text:style-name="L2">
              <text:list-item>
                <text:list>
                  <text:list-item>
                    <text:p text:style-name="P12">Czech Technical Uni.</text:p>
                  </text:list-item>
                </text:list>
              </text:list-item>
            </text:list>
          </table:table-cell>
          <table:table-cell table:style-name="TableCell1">
            <text:list text:style-name="L2">
              <text:list-item>
                <text:list>
                  <text:list-item>
                    <text:p text:style-name="P12">CULS Prague</text:p>
                  </text:list-item>
                </text:list>
              </text:list-item>
            </text:list>
          </table:table-cell>
        </table:table-row>
        <table:table-row>
          <table:table-cell table:style-name="TableCell1">
            <text:list text:style-name="L2">
              <text:list-item>
                <text:list>
                  <text:list-item>
                    <text:p text:style-name="P12">Uni. of Quilmes</text:p>
                  </text:list-item>
                </text:list>
              </text:list-item>
            </text:list>
          </table:table-cell>
          <table:table-cell table:style-name="TableCell1">
            <text:list text:style-name="L2">
              <text:list-item>
                <text:list>
                  <text:list-item>
                    <text:p text:style-name="P12">Uni. of La Plata</text:p>
                  </text:list-item>
                </text:list>
              </text:list-item>
            </text:list>
          </table:table-cell>
        </table:table-row>
        <table:table-row>
          <table:table-cell table:style-name="TableCell1">
            <text:list text:style-name="L2">
              <text:list-item>
                <text:list>
                  <text:list-item>
                    <text:p text:style-name="P12">Northern Michigan Uni.</text:p>
                  </text:list-item>
                </text:list>
              </text:list-item>
            </text:list>
          </table:table-cell>
          <table:table-cell table:style-name="TableCell1">
            <text:list text:style-name="L2">
              <text:list-item>
                <text:list>
                  <text:list-item>
                    <text:p text:style-name="P12">Uni. Technologica Nacional (UTN)</text:p>
                  </text:list-item>
                </text:list>
              </text:list-item>
            </text:list>
          </table:table-cell>
        </table:table-row>
        <table:table-row>
          <table:table-cell table:style-name="TableCell1">
            <text:list text:style-name="L2">
              <text:list-item>
                <text:list>
                  <text:list-item>
                    <text:p text:style-name="P12">Uni. Catholic of Argentina</text:p>
                  </text:list-item>
                </text:list>
              </text:list-item>
            </text:list>
          </table:table-cell>
          <table:table-cell table:style-name="TableCell1">
            <text:list text:style-name="L2">
              <text:list-item>
                <text:list>
                  <text:list-item>
                    <text:p text:style-name="P12">Uni. of Santiago</text:p>
                  </text:list-item>
                </text:list>
              </text:list-item>
            </text:list>
          </table:table-cell>
        </table:table-row>
        <table:table-row>
          <table:table-cell table:style-name="TableCell1">
            <text:list text:style-name="L2">
              <text:list-item>
                <text:list>
                  <text:list-item>
                    <text:p text:style-name="P12">Uni. Policnica de Catalunya</text:p>
                  </text:list-item>
                </text:list>
              </text:list-item>
            </text:list>
          </table:table-cell>
          <table:table-cell table:style-name="TableCell1">
            <text:list text:style-name="L2">
              <text:list-item>
                <text:list>
                  <text:list-item>
                    <text:p text:style-name="P12">Uni. of San Martin</text:p>
                  </text:list-item>
                </text:list>
              </text:list-item>
            </text:list>
          </table:table-cell>
        </table:table-row>
        <table:table-row>
          <table:table-cell table:style-name="TableCell1">
            <text:list text:style-name="L2">
              <text:list-item>
                <text:list>
                  <text:list-item>
                    <text:p text:style-name="P12">Uni. of Maroua</text:p>
                  </text:list-item>
                </text:list>
              </text:list-item>
            </text:list>
          </table:table-cell>
          <table:table-cell table:style-name="TableCell1">
            <text:list text:style-name="L2">
              <text:list-item>
                <text:list>
                  <text:list-item>
                    <text:p text:style-name="P12">Uni. de Bretagne Occidentale</text:p>
                  </text:list-item>
                </text:list>
              </text:list-item>
            </text:list>
          </table:table-cell>
        </table:table-row>
        <table:table-row>
          <table:table-cell table:style-name="TableCell1">
            <text:list text:style-name="L2">
              <text:list-item>
                <text:list>
                  <text:list-item>
                    <text:p text:style-name="P12">Uni. de Tomsk </text:p>
                  </text:list-item>
                </text:list>
              </text:list-item>
            </text:list>
          </table:table-cell>
          <table:table-cell table:style-name="TableCell1">
            <text:p text:style-name="P5"/>
          </table:table-cell>
        </table:table-row>
      </table:table>
      <text:list text:style-name="L1">
        <text:list-item>
          <text:p text:style-name="P13"/>
        </text:list-item>
      </text:list>
      <text:p text:style-name="P5"/>
      <text:p text:style-name="P5"/>
      <text:p text:style-name="P5"/>
      <text:list text:style-name="L2">
        <text:list-item>
          <text:p text:style-name="P11"><text:span text:style-name="T2"/><text:span text:style-name="T1">Groupes de recherche utilisant Pharo et participant à sa communauté.</text:span></text:p>
          <text:list>
            <text:list-item>
              <text:p text:style-name="P14"><text:span text:style-name="T4"><text:s/></text:span>LAFHIS, AR</text:p>
            </text:list-item>
            <text:list-item>
              <text:p text:style-name="P14">SCG, CH</text:p>
            </text:list-item>
            <text:list-item>
              <text:p text:style-name="P14">CEA-List, FR</text:p>
            </text:list-item>
            <text:list-item>
              <text:p text:style-name="P14">CAR-EMD, FR</text:p>
            </text:list-item>
            <text:list-item>
              <text:p text:style-name="P14">Soft – VUB, BE</text:p>
            </text:list-item>
            <text:list-item>
              <text:p text:style-name="P14">RMOD-Inria, FR </text:p>
            </text:list-item>
            <text:list-item>
              <text:p text:style-name="P14">UMMISCO-IRD, FR</text:p>
            </text:list-item>
            <text:list-item>
              <text:p text:style-name="P14">Reveal, CH </text:p>
            </text:list-item>
            <text:list-item>
              <text:p text:style-name="P14">LYSIC, FR</text:p>
            </text:list-item>
            <text:list-item>
              <text:p text:style-name="P14"><text:span text:style-name="T4"><text:s/></text:span>Pleiad, CL <text:span text:style-name="T4"><text:s/></text:span></text:p>
            </text:list-item>
          </text:list>
        </text:list-item>
        <text:list-item>
          <text:p text:style-name="P11"><text:span text:style-name="T2"/><text:span text:style-name="T1">Quelques sociétés utilisant Pharo </text:span></text:p>
          <text:list>
            <text:list-item>
              <text:p text:style-name="P12">http://www.netstyle.ch</text:p>
            </text:list-item>
            <text:list-item>
              <text:p text:style-name="P12">http://www.pinesoft.uk</text:p>
            </text:list-item>
            <text:list-item>
              <text:p text:style-name="P12"><text:a xlink:type="simple" xlink:href="http://www.cmsbox.com/">http://www.cmsbox.com</text:a></text:p>
            </text:list-item>
            <text:list-item>
              <text:p text:style-name="P12">http://www.2denker.de</text:p>
            </text:list-item>
            <text:list-item>
              <text:p text:style-name="P12"><text:a xlink:type="simple" xlink:href="http://www.inceptive.be/">http://www.inceptive.be</text:a></text:p>
            </text:list-item>
            <text:list-item>
              <text:p text:style-name="P12"><text:a xlink:type="simple" xlink:href="http://www.airflowing.com/">http://www.airflowing.com</text:a></text:p>
            </text:list-item>
            <text:list-item>
              <text:p text:style-name="P12"><text:a xlink:type="simple" xlink:href="http://www.synectique.eu/">http://www.synectique.eu</text:a></text:p>
            </text:list-item>
            <text:list-item>
              <text:p text:style-name="P12"><text:a xlink:type="simple" xlink:href="http://www.objectprofile.com/">http://www.objectprofile.com</text:a></text:p>
            </text:list-item>
            <text:list-item>
              <text:p text:style-name="P12"><text:a xlink:type="simple" xlink:href="http://www.beta9.be/">http://www.beta9.be</text:a></text:p>
            </text:list-item>
            <text:list-item>
              <text:p text:style-name="P12">http://www.sorabito.com</text:p>
            </text:list-item>
          </text:list>
        </text:list-item>
      </text:list>
      <text:p text:style-name="P15"/>
      <text:p text:style-name="P15"><text:tab/>Dans ce contexte, nous espérons un millier d'apprenants annuellement.</text:p>
      <text:p text:style-name="P15"><text:span text:style-name="T2"/></text:p>
      <text:p text:style-name="P16"><text:span text:style-name="T3">III) Objectifs attendus</text:span></text:p>
      <text:p text:style-name="P5">Notre Mooc aurait comme nom « Pharo lvl one », nous souhaitons donc à l'issue des 5/6 semaines de cours que les apprenants soit autonome sur Pharo hormis pour les éléments les plus techniques. De plus renforcer la communauté autour de Pharo permettra de faciliter les travail des enseignements.</text:p>
      <text:p text:style-name="P5"/>
      <text:p text:style-name="P17"><text:span text:style-name="T3">IV) Modalité de réalisation</text:span></text:p>
      <text:p text:style-name="P5">Nous ferons un MOOC de 5/6 semaines demandant 1 à 3 heures d'investissement personnel hebdomadaire.</text:p>
      <text:p text:style-name="P5">Les cours seront sous forme de courtes vidéos 5 à 8 minutes avec de nombreux exercices sous forme de QCM ou de correction automatique. </text:p>
      <text:p text:style-name="P5">De plus nous utiliserons une pédagogie par projet pour mettre les apprenants en situation de pratique et utiliserons l'évaluation par les pairs pour la note final.</text:p>
      <text:p text:style-name="P5">La participation à cette évaluation sera obligatoire.</text:p>
      <text:p text:style-name="P5"/>
      <text:p text:style-name="P17"><text:span text:style-name="T3">V) Contexte légal de la formation</text:span></text:p>
      <text:p text:style-name="P5">Tout le contenu des livres, du Mooc est sous licence open-source Creative-Commons Share As You Like – Attribution cf livre</text:p>
      <text:p text:style-name="P5"/>
      <text:p text:style-name="P17"><text:span text:style-name="T3">VI) Modalité particulière</text:span></text:p>
      <text:p text:style-name="P5">Nous insistons pour que tout le MOOC soit entièrement gratuit, ainsi si nous avons la possibilité de mettre une certification en place, elle le sera aus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